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東風ゴシック" svg:font-family="東風ゴシック"/>
    <style:font-face style:name="ＭＳ 明朝" svg:font-family="'ＭＳ 明朝', 'MS Mincho'" style:font-family-generic="roman"/>
    <style:font-face style:name="HG正楷書体-PRO" svg:font-family="HG正楷書体-PRO" style:font-family-generic="script"/>
    <style:font-face style:name="AoyagiKouzanFont2" svg:font-family="AoyagiKouzanFont2" style:font-pitch="variable"/>
    <style:font-face style:name="IPA P明朝" svg:font-family="'IPA P明朝'" style:font-pitch="variable"/>
    <style:font-face style:name="Tahoma" svg:font-family="Tahoma" style:font-pitch="variable"/>
    <style:font-face style:name="東風明朝" svg:font-family="東風明朝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line-height="100%"/>
      <style:text-properties fo:font-size="16pt" style:font-name-asian="東風明朝" style:font-size-asian="16pt" style:font-size-complex="16pt"/>
    </style:style>
    <style:style style:name="P2" style:family="paragraph" style:parent-style-name="Standard">
      <style:paragraph-properties style:line-height-at-least="0cm" fo:text-align="start" style:justify-single-word="false"/>
      <style:text-properties style:font-name="HG正楷書体-PRO" fo:font-size="8pt" style:font-name-asian="IPA P明朝" style:font-size-asian="8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HG正楷書体-PRO" fo:font-size="22pt" style:font-name-asian="AoyagiKouzanFont2" style:font-size-asian="22pt" style:font-size-complex="22pt"/>
    </style:style>
    <style:style style:name="P4" style:family="paragraph" style:parent-style-name="Standard">
      <style:paragraph-properties fo:line-height="0.388cm" fo:text-align="justify" style:justify-single-word="false"/>
      <style:text-properties style:font-name="HG正楷書体-PRO" fo:font-size="20pt" style:font-name-asian="AoyagiKouzanFont2" style:font-size-asian="20pt" style:font-size-complex="20pt"/>
    </style:style>
    <style:style style:name="P5" style:family="paragraph" style:parent-style-name="Standard">
      <style:paragraph-properties style:line-height-at-least="0cm"/>
      <style:text-properties style:font-name="IPA P明朝" fo:font-size="16pt" style:font-name-asian="IPA P明朝" style:font-size-asian="16pt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style:font-name="IPA P明朝" style:font-name-asian="IPA P明朝"/>
    </style:style>
    <style:style style:name="P7" style:family="paragraph" style:parent-style-name="Standard">
      <style:paragraph-properties style:line-height-at-least="0cm" fo:text-align="start" style:justify-single-word="false"/>
      <style:text-properties style:font-name="HG正楷書体-PRO" fo:font-size="9pt" style:font-name-asian="IPA P明朝" style:font-size-asian="9pt"/>
    </style:style>
    <style:style style:name="P8" style:family="paragraph" style:parent-style-name="Standard">
      <style:paragraph-properties fo:line-height="0.388cm" fo:text-align="justify" style:justify-single-word="false"/>
      <style:text-properties style:font-name="HG正楷書体-PRO" fo:font-size="11pt" style:font-name-asian="AoyagiKouzanFont2" style:font-size-asian="11pt"/>
    </style:style>
    <style:style style:name="P9" style:family="paragraph" style:parent-style-name="Frame_20_contents">
      <style:text-properties fo:font-size="12pt" style:font-name-asian="AoyagiKouzanFont2" style:font-size-asian="12pt" style:font-size-complex="12pt"/>
    </style:style>
    <style:style style:name="T1" style:family="text">
      <style:text-properties fo:font-size="16pt" style:font-size-asian="16pt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 style:writing-mode="tb-rl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枠2" text:anchor-type="paragraph" svg:x="6.184cm" svg:y="5.346cm" svg:width="0.377cm" svg:height="2.722cm" draw:z-index="1"><draw:text-box><text:p text:style-name="P2">〒一二三─四五六七</text:p></draw:text-box></draw:frame><draw:frame draw:style-name="fr1" draw:name="枠6" text:anchor-type="paragraph" svg:x="0.312cm" svg:y="0.192cm" svg:width="2.099cm" svg:height="7.604cm" draw:z-index="2"><draw:text-box><text:p text:style-name="P3">寒中お見舞い</text:p><text:p text:style-name="P3">　　　　申し上げます</text:p><text:p text:style-name="P4"/></draw:text-box></draw:frame><draw:frame draw:style-name="fr1" draw:name="枠1" text:anchor-type="paragraph" svg:x="8.008cm" svg:y="6.869cm" svg:width="1.813cm" svg:height="4.96cm" draw:z-index="0"><draw:text-box><text:p text:style-name="P5">鈴　木　　太　郎</text:p><text:p text:style-name="P5">　　　　　恵　子</text:p><text:p text:style-name="P6"><text:span text:style-name="T1">　　　　　一　郎</text:span><text:span text:style-name="T2">(三歳)</text:span></text:p></draw:text-box></draw:frame><draw:frame draw:style-name="fr1" draw:name="枠3" text:anchor-type="paragraph" svg:x="6.184cm" svg:y="5.817cm" svg:width="0.453cm" svg:height="5.579cm" draw:z-index="4"><draw:text-box><text:p text:style-name="P7">東京都中央区○○町一二―三四五</text:p></draw:text-box></draw:frame><draw:frame draw:style-name="fr1" draw:name="枠5" text:anchor-type="paragraph" svg:x="2.161cm" svg:y="4.17cm" svg:width="0.48cm" svg:height="3.171cm" draw:z-index="5"><draw:text-box><text:p text:style-name="P8">平成十九年　一月</text:p></draw:text-box></draw:frame><draw:frame draw:style-name="fr1" draw:name="枠4" text:anchor-type="paragraph" svg:x="8.098cm" svg:y="6.269cm" svg:width="0.333cm" svg:height="4.891cm" draw:z-index="6"><draw:text-box><text:p text:style-name="P2">電話・ＦＡＸ　〇一二三（四五）六七八九</text:p></draw:text-box></draw:frame><draw:frame draw:style-name="fr2" draw:name="枠7" text:anchor-type="char" svg:x="1.7cm" svg:y="2.635cm" svg:width="1.058cm" draw:z-index="3"><draw:text-box fo:min-height="5.914cm"><text:p text:style-name="P9">寒さ厳しいおりがら</text:p><text:p text:style-name="P9">ご自愛のほどお願い申し上げます。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東風ゴシック" svg:font-family="東風ゴシック"/>
    <style:font-face style:name="ＭＳ 明朝" svg:font-family="'ＭＳ 明朝', 'MS Mincho'" style:font-family-generic="roman"/>
    <style:font-face style:name="HG正楷書体-PRO" svg:font-family="HG正楷書体-PRO" style:font-family-generic="script"/>
    <style:font-face style:name="AoyagiKouzanFont2" svg:font-family="AoyagiKouzanFont2" style:font-pitch="variable"/>
    <style:font-face style:name="IPA P明朝" svg:font-family="'IPA P明朝'" style:font-pitch="variable"/>
    <style:font-face style:name="Tahoma" svg:font-family="Tahoma" style:font-pitch="variable"/>
    <style:font-face style:name="東風明朝" svg:font-family="東風明朝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ja" style:country-asian="JP" style:font-size-complex="12pt" style:language-complex="ja" style:country-complex="JP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Times New Roman" fo:font-size="12pt" fo:language="de" fo:country="DE" style:font-name-asian="東風ゴシック" style:font-size-asian="12pt" style:language-asian="ja" style:country-asian="JP" style:font-name-complex="Tahoma" style:font-size-complex="12pt" style:language-complex="ja" style:country-complex="JP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>
        <style:tab-stops/>
      </style:paragraph-properties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東風ゴシック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asian="東風ゴシック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name-asian="東風ゴシック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asian="東風ゴシック"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Absatz-Standardschriftart" style:family="text"/>
    <style:style style:name="WW-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9.999cm" fo:page-height="14.801cm" style:num-format="1" style:print-orientation="portrait" fo:margin-top="0.7cm" fo:margin-bottom="1cm" fo:margin-left="0.501cm" fo:margin-right="0.501cm" style:writing-mode="tb-rl" style:layout-grid-color="#c0c0c0" style:layout-grid-lines="20" style:layout-grid-base-height="0.494cm" style:layout-grid-ruby-height="0.141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9.999cm" fo:page-height="14.8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kikaku</meta:initial-creator>
    <meta:creation-date>2003-01-13T15:38:00</meta:creation-date>
    <dc:date>2007-01-07T11:16:18</dc:date>
    <meta:print-date>2006-12-31T11:07:26</meta:print-date>
    <dc:language>de-DE</dc:language>
    <meta:editing-cycles>39</meta:editing-cycles>
    <meta:editing-duration>PT3H3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38" meta:character-count="120"/>
  </office:meta>
</office:document-meta>
</file>